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ProfileValueSource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ProfileValueSource.SystemProfileValu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ystemProfileValueSource.ge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